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6pt" fo:font-weight="bold" officeooo:paragraph-rsid="000695b6" style:font-size-asian="16pt" style:font-weight-asian="bold" style:font-size-complex="16pt" style:font-weight-complex="bold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bold" officeooo:paragraph-rsid="000695b6" style:text-blinking="false" fo:background-color="transparent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Arial" fo:font-size="16pt" fo:font-style="normal" style:text-underline-style="none" fo:font-weight="bold" officeooo:rsid="000ab53b" officeooo:paragraph-rsid="000ab53b" style:text-blinking="false" fo:background-color="transparent" style:font-size-asian="16pt" style:font-weight-asian="bold" style:font-size-complex="16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bold" officeooo:paragraph-rsid="000c5d59" style:text-blinking="false" fo:background-color="transparent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bold" officeooo:paragraph-rsid="000ab53b" style:text-blinking="false" fo:background-color="transparent" style:font-size-asian="16pt" style:font-weight-asian="bold" style:font-size-complex="16pt" style:font-weight-complex="bold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officeooo:rsid="000c5d59" officeooo:paragraph-rsid="000c5d59" style:text-blinking="false" fo:background-color="transparent" style:font-size-asian="16pt" style:font-weight-asian="normal" style:font-size-complex="16pt" style:font-weight-complex="normal"/>
    </style:style>
    <style:style style:name="P7" style:family="paragraph" style:parent-style-name="Table_20_Heading">
      <style:text-properties fo:font-size="15pt" style:font-size-asian="15pt" style:font-size-complex="15pt"/>
    </style:style>
    <style:style style:name="P8" style:family="paragraph" style:parent-style-name="Table_20_Contents">
      <style:text-properties fo:font-size="15pt" style:font-size-asian="15pt" style:font-size-complex="15pt"/>
    </style:style>
    <style:style style:name="P9" style:family="paragraph" style:parent-style-name="Table_20_Contents">
      <style:text-properties officeooo:paragraph-rsid="000ab53b"/>
    </style:style>
    <style:style style:name="P10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0c5d59" style:font-size-asian="16pt" style:font-weight-asian="bold" style:font-size-complex="16pt" style:font-weight-complex="bold"/>
    </style:style>
    <style:style style:name="P11" style:family="paragraph" style:parent-style-name="Text_20_body">
      <style:paragraph-properties fo:line-height="138%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12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13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6pt" officeooo:rsid="000ab53b" officeooo:paragraph-rsid="000695b6" style:font-size-asian="16pt" style:font-size-complex="16pt"/>
    </style:style>
    <style:style style:name="P15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0c5d59" style:font-size-asian="16pt" style:font-weight-asian="bold" style:font-size-complex="16pt" style:font-weight-complex="bold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6pt" fo:font-weight="bold" officeooo:paragraph-rsid="000695b6" style:font-size-asian="16pt" style:font-size-complex="16pt"/>
    </style:style>
    <style:style style:name="P17" style:family="paragraph" style:parent-style-name="Text_20_body">
      <style:text-properties fo:color="#ff0000" loext:opacity="100%" fo:font-size="16pt" fo:font-weight="bold" officeooo:rsid="0007906c" officeooo:paragraph-rsid="0007906c" style:font-size-asian="16pt" style:font-weight-asian="bold" style:font-size-complex="16pt" style:font-weight-complex="bold"/>
    </style:style>
    <style:style style:name="P18" style:family="paragraph" style:parent-style-name="Text_20_body">
      <style:text-properties fo:font-size="16pt" fo:font-weight="bold" officeooo:paragraph-rsid="0007906c" style:font-size-asian="16pt" style:font-size-complex="16pt"/>
    </style:style>
    <style:style style:name="P19" style:family="paragraph" style:parent-style-name="Text_20_body">
      <style:text-properties fo:font-size="16pt" fo:font-weight="normal" officeooo:rsid="00085dbf" officeooo:paragraph-rsid="000496ee" style:font-size-asian="16pt" style:font-size-complex="16pt"/>
    </style:style>
    <style:style style:name="P20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21" style:family="paragraph" style:parent-style-name="Text_20_body" style:list-style-name="L1">
      <style:text-properties fo:font-size="16pt" officeooo:rsid="00085dbf" style:font-size-asian="16pt" style:font-size-complex="16pt"/>
    </style:style>
    <style:style style:name="P22" style:family="paragraph" style:parent-style-name="Text_20_body" style:list-style-name="L2">
      <style:text-properties fo:font-size="16pt" officeooo:rsid="00085dbf" style:font-size-asian="16pt" style:font-size-complex="16pt"/>
    </style:style>
    <style:style style:name="P23" style:family="paragraph" style:parent-style-name="Preformatted_20_Text">
      <style:paragraph-properties fo:margin-left="0in" fo:margin-right="0in" fo:margin-top="0in" fo:margin-bottom="0.1965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24" style:family="paragraph" style:parent-style-name="Text_20_body" style:list-style-name="L3">
      <style:text-properties fo:font-size="16pt" officeooo:rsid="00085dbf" style:font-size-asian="16pt" style:font-size-complex="16pt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6pt" fo:font-weight="bold" officeooo:paragraph-rsid="00085dbf" style:font-size-asian="16pt" style:font-size-complex="16pt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fo:font-size="16pt" fo:font-weight="bold" officeooo:paragraph-rsid="00085dbf" style:font-size-asian="16pt" style:font-size-complex="16pt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Arial" fo:font-size="16pt" fo:font-style="normal" style:text-underline-style="none" fo:font-weight="bold" officeooo:rsid="000496ee" officeooo:paragraph-rsid="00085dbf" style:text-blinking="false" fo:background-color="transparent" style:font-size-asian="16pt" style:font-weight-asian="bold" style:font-size-complex="16pt" style:font-weight-complex="bold"/>
    </style:style>
    <style:style style:name="P2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6pt" fo:font-weight="bold" officeooo:paragraph-rsid="000e45f8" style:font-size-asian="16pt" style:font-size-complex="16pt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11f355"/>
    </style:style>
    <style:style style:name="P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bold" officeooo:paragraph-rsid="000e45f8" style:text-blinking="false" fo:background-color="transparent" style:font-size-asian="16pt" style:font-weight-asian="bold" style:font-size-complex="16pt" style:font-weight-complex="bold"/>
    </style:style>
    <style:style style:name="P3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6pt" fo:font-weight="normal" officeooo:paragraph-rsid="000e45f8" style:font-size-asian="16pt" style:font-size-complex="16pt"/>
    </style:style>
    <style:style style:name="P3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officeooo:paragraph-rsid="000e45f8" style:text-blinking="false" fo:background-color="transparent" style:font-size-asian="16pt" style:font-size-complex="16pt"/>
    </style:style>
    <style:style style:name="P33" style:family="paragraph" style:parent-style-name="Text_20_body">
      <style:text-properties fo:font-size="16pt" officeooo:paragraph-rsid="000e45f8" style:font-size-asian="16pt" style:font-size-complex="16pt"/>
    </style:style>
    <style:style style:name="P3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Arial" fo:font-size="16pt" fo:font-style="normal" style:text-underline-style="none" fo:font-weight="bold" officeooo:paragraph-rsid="000e45f8" style:text-blinking="false" fo:background-color="transparent" style:font-size-asian="16pt" style:font-size-complex="16pt"/>
    </style:style>
    <style:style style:name="P35" style:family="paragraph" style:parent-style-name="Text_20_body">
      <style:text-properties fo:color="#ff0000" loext:opacity="100%" fo:font-size="36pt" fo:font-weight="bold" officeooo:rsid="0011f355" officeooo:paragraph-rsid="0011f355" style:font-size-asian="36pt" style:font-weight-asian="bold" style:font-size-complex="36pt" style:font-weight-complex="bold"/>
    </style:style>
    <style:style style:name="P36" style:family="paragraph" style:parent-style-name="Text_20_body">
      <style:text-properties fo:font-size="16pt" officeooo:rsid="0011f355" officeooo:paragraph-rsid="0011f355" style:font-size-asian="16pt" style:font-size-complex="16pt"/>
    </style:style>
    <style:style style:name="P37" style:family="paragraph" style:parent-style-name="Text_20_body">
      <style:paragraph-properties style:writing-mode="lr-tb"/>
      <style:text-properties fo:font-size="16pt" officeooo:rsid="0011f355" officeooo:paragraph-rsid="0011f355" style:font-size-asian="16pt" style:font-size-complex="16pt"/>
    </style:style>
    <style:style style:name="P38" style:family="paragraph" style:parent-style-name="Text_20_body" style:list-style-name="L4">
      <style:text-properties fo:font-size="16pt" officeooo:rsid="0011f355" style:font-size-asian="16pt" style:font-size-complex="16pt"/>
    </style:style>
    <style:style style:name="P39" style:family="paragraph" style:parent-style-name="Text_20_body">
      <style:paragraph-properties fo:break-before="page"/>
      <style:text-properties fo:font-size="16pt" officeooo:paragraph-rsid="000e45f8" style:font-size-asian="16pt" style:font-size-complex="16pt"/>
    </style:style>
    <style:style style:name="P4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fo:break-before="page" style:writing-mode="lr-tb"/>
      <style:text-properties fo:font-size="16pt" officeooo:paragraph-rsid="000e45f8" style:font-size-asian="16pt" style:font-size-complex="16pt"/>
    </style:style>
    <style:style style:name="T1" style:family="text">
      <style:text-properties fo:font-variant="normal" fo:text-transform="none" fo:color="#ff0000" loext:opacity="100%" style:text-line-through-style="none" style:text-line-through-type="none" style:font-name="Arial" fo:font-style="normal" style:text-underline-style="none" officeooo:rsid="000496e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normal" officeooo:rsid="0001f2b4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7" style:family="text">
      <style:text-properties fo:color="#ff0000" loext:opacity="100%" officeooo:rsid="000496ee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c5d59" style:font-weight-asian="normal" style:font-weight-complex="normal"/>
    </style:style>
    <style:style style:name="T10" style:family="text">
      <style:text-properties officeooo:rsid="000c5d59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variant="normal" fo:text-transform="none" fo:color="#ff0000" loext:opacity="100%" style:text-line-through-style="none" style:text-line-through-type="none" style:font-name="Arial" fo:font-size="16pt" fo:font-style="normal" style:text-underline-style="none" fo:font-weight="bold" officeooo:rsid="000496ee" style:text-blinking="false" fo:background-color="transparent" loext:char-shading-value="0" style:font-size-asian="16pt" style:font-weight-asian="bold" style:font-size-complex="16pt" style:font-weight-complex="bold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style:style style:name="T14" style:family="text">
      <style:text-properties fo:font-variant="normal" fo:text-transform="none" style:text-line-through-style="none" style:text-line-through-type="none" style:font-name="Arial" fo:font-style="normal" style:text-underline-style="none" officeooo:rsid="000c5d59" style:text-blinking="false" fo:background-color="transparent" loext:char-shading-value="0"/>
    </style:style>
    <style:style style:name="T15" style:family="text">
      <style:text-properties fo:font-variant="normal" fo:text-transform="none" style:text-line-through-style="none" style:text-line-through-type="none" style:font-name="Arial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16" style:family="text">
      <style:text-properties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font-size="10pt" fo:font-weight="normal" officeooo:rsid="000c5d59" style:font-size-asian="10pt" style:font-weight-asian="normal" style:font-size-complex="10pt" style:font-weight-complex="normal"/>
    </style:style>
    <style:style style:name="T18" style:family="text">
      <style:text-properties fo:color="#ff0000" loext:opacity="100%" officeooo:rsid="0007906c"/>
    </style:style>
    <style:style style:name="T19" style:family="text">
      <style:text-properties style:font-name="Arial" fo:font-weight="normal" style:font-weight-asian="normal" style:font-weight-complex="normal"/>
    </style:style>
    <style:style style:name="T20" style:family="text">
      <style:text-properties style:font-name="Arial" fo:font-weight="normal" officeooo:rsid="000c5d59" style:font-weight-asian="normal" style:font-weight-complex="normal"/>
    </style:style>
    <style:style style:name="T21" style:family="text">
      <style:text-properties fo:font-weight="normal" fo:background-color="#000000" loext:char-shading-value="0" style:font-weight-asian="normal" style:font-weight-complex="normal"/>
    </style:style>
    <style:style style:name="T22" style:family="text">
      <style:text-properties fo:color="#ff0000" loext:opacity="100%" officeooo:rsid="000695b6"/>
    </style:style>
    <style:style style:name="T23" style:family="text">
      <style:text-properties fo:font-variant="normal" fo:text-transform="none" fo:color="#ff0000" loext:opacity="100%" style:text-line-through-style="none" style:text-line-through-type="none" style:font-name="Arial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style:text-blinking="false" fo:background-color="transparent" loext:char-shading-value="0" style:font-weight-asian="bold" style:font-weight-complex="bold"/>
    </style:style>
    <style:style style:name="T25" style:family="text">
      <style:text-properties fo:color="#000000" loext:opacity="100%" fo:font-weight="normal" style:font-weight-asian="normal" style:font-weight-complex="normal"/>
    </style:style>
    <style:style style:name="T26" style:family="text">
      <style:text-properties fo:color="#000000" loext:opacity="100%"/>
    </style:style>
    <style:style style:name="T27" style:family="text">
      <style:text-properties fo:color="#000000" loext:opacity="100%" fo:font-size="21pt" style:font-size-asian="21pt" style:font-size-complex="21pt"/>
    </style:style>
    <style:style style:name="T28" style:family="text">
      <style:text-properties officeooo:rsid="000496ee"/>
    </style:style>
    <style:style style:name="T29" style:family="text">
      <style:text-properties fo:font-weight="normal" officeooo:rsid="000496ee"/>
    </style:style>
    <style:style style:name="T30" style:family="text">
      <style:text-properties fo:font-weight="normal"/>
    </style:style>
    <style:style style:name="T31" style:family="text">
      <style:text-properties fo:color="#ff0000" loext:opacity="100%"/>
    </style:style>
    <style:style style:name="T32" style:family="text">
      <style:text-properties officeooo:rsid="0007906c"/>
    </style:style>
    <style:style style:name="T33" style:family="text">
      <style:text-properties fo:color="#ff0000" loext:opacity="100%" officeooo:rsid="0007906c" style:font-weight-asian="bold" style:font-weight-complex="bold"/>
    </style:style>
    <style:style style:name="T34" style:family="text">
      <style:text-properties fo:color="#000000" loext:opacity="100%" officeooo:rsid="0007906c" style:font-weight-asian="bold" style:font-weight-complex="bold"/>
    </style:style>
    <style:style style:name="T35" style:family="text">
      <style:text-properties officeooo:rsid="000496ee" style:font-weight-asian="bold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38" style:family="text">
      <style:text-properties officeooo:rsid="0009e25c"/>
    </style:style>
    <style:style style:name="T39" style:family="text">
      <style:text-properties fo:color="#000000" loext:opacity="100%" officeooo:rsid="000f79a3"/>
    </style:style>
    <style:style style:name="T40" style:family="text">
      <style:text-properties officeooo:rsid="000f79a3"/>
    </style:style>
    <style:style style:name="T41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42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officeooo:rsid="00105eba" style:text-blinking="false" fo:background-color="transparent" loext:char-shading-value="0" style:font-weight-asian="bold" style:font-weight-complex="bold"/>
    </style:style>
    <style:style style:name="T43" style:family="text">
      <style:text-properties fo:color="#ff0000" loext:opacity="100%" fo:font-size="16pt" fo:font-weight="bold" officeooo:rsid="000496ee" style:font-size-asian="16pt" style:font-size-complex="16pt"/>
    </style:style>
    <style:style style:name="T44" style:family="text">
      <style:text-properties fo:font-size="16pt" fo:font-weight="bold" style:font-size-asian="16pt" style:font-size-complex="16pt"/>
    </style:style>
    <style:style style:name="T45" style:family="text">
      <style:text-properties fo:font-size="16pt" fo:font-weight="bold" officeooo:rsid="0011f355" style:font-size-asian="16pt" style:font-size-complex="16pt"/>
    </style:style>
    <style:style style:name="T46" style:family="text">
      <style:text-properties fo:font-variant="normal" fo:text-transform="none" fo:color="#ff0000" loext:opacity="100%" style:text-line-through-style="none" style:text-line-through-type="none" style:font-name="Arial" fo:font-style="normal" style:text-underline-style="none" fo:font-weight="bold" style:text-blinking="false" fo:background-color="transparent" loext:char-shading-value="0"/>
    </style:style>
    <style:style style:name="T47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49" style:family="text">
      <style:text-properties fo:font-variant="normal" fo:text-transform="none" fo:color="#0000ff" loext:opacity="100%" style:text-line-through-style="none" style:text-line-through-type="none" style:font-name="Arial" fo:font-style="normal" style:text-underline-style="none" fo:font-weight="bold" style:text-blinking="false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$</text:span><text:span text:style-name="T2"> </text:span><text:span text:style-name="T3">cd</text:span></text:p>
      <text:p text:style-name="P1"><text:span text:style-name="T1">$</text:span><text:span text:style-name="T2"> </text:span><text:span text:style-name="T3">mkdir </text:span><text:span text:style-name="T4">folder</text:span><text:span text:style-name="T5">_</text:span><text:span text:style-name="T4">name</text:span></text:p>
      <text:p text:style-name="P1"><text:span text:style-name="T1">$</text:span><text:span text:style-name="T2"> </text:span><text:span text:style-name="T3">ls</text:span></text:p>
      <text:p text:style-name="P1"><text:span text:style-name="T1">$</text:span><text:span text:style-name="T2"> </text:span><text:span text:style-name="T3">pwd<text:tab/><text:tab/><text:tab/><text:tab/><text:tab/><text:tab/> <text:s text:c="2"/></text:span><text:span text:style-name="T6">P</text:span><text:span text:style-name="T4">rint working directory</text:span></text:p>
      <text:p text:style-name="P2"><text:span text:style-name="T7">$</text:span> touch <text:span text:style-name="T8">1.txt<text:tab/></text:span></text:p>
      <text:p text:style-name="P2"><text:span text:style-name="T7">$</text:span> sudo -i  <text:s text:c="42"/><text:span text:style-name="T8">(root user😎️)</text:span></text:p>
      <text:p text:style-name="P3">___________________________________________________________________________________________</text:p>
      <text:p text:style-name="P4"><text:span text:style-name="T7">$</text:span> rm <text:span text:style-name="T8">path</text:span><text:span text:style-name="T9">1</text:span><text:span text:style-name="T8">/file1 path</text:span><text:span text:style-name="T9">2</text:span><text:span text:style-name="T8">/file2 <text:tab/><text:tab/><text:tab/><text:tab/>- </text:span><text:span text:style-name="T8">Remove specific files</text:span></text:p>
      <text:p text:style-name="P5"><text:span text:style-name="T7">$</text:span> rmdir<text:tab/><text:tab/><text:tab/><text:tab/><text:tab/><text:tab/><text:tab/><text:tab/><text:span text:style-name="T8">- Remove specific directories</text:span></text:p>
      <text:p text:style-name="P3"/>
      <text:p text:style-name="P4"><text:span text:style-name="T7">$</text:span> rm -r <text:span text:style-name="T9">folder <text:s text:c="3"/></text:span></text:p>
      <text:p text:style-name="P6"><text:tab/>or <text:s text:c="4"/></text:p>
      <text:p text:style-name="P4"><text:span text:style-name="T7">$</text:span><text:span text:style-name="T10"> rm --recursive </text:span><text:span text:style-name="T9">folder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7">Flag</text:p>
            </table:table-cell>
            <table:table-cell table:style-name="Table1.A1" office:value-type="string">
              <text:p text:style-name="P7">Meaning</text:p>
            </table:table-cell>
            <table:table-cell table:style-name="Table1.A1" office:value-type="string">
              <text:p text:style-name="P7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11">-r</text:span></text:span></text:p>
          </table:table-cell>
          <table:table-cell table:style-name="Table1.A1" office:value-type="string">
            <text:p text:style-name="P8">recursive (delete directories)</text:p>
          </table:table-cell>
          <table:table-cell table:style-name="Table1.A1" office:value-type="string">
            <text:p text:style-name="P9"><text:span text:style-name="Source_20_Text"><text:span text:style-name="T12">$ </text:span></text:span><text:span text:style-name="Source_20_Text"><text:span text:style-name="T13">rm -r</text:span></text:span><text:span text:style-name="Source_20_Text"><text:span text:style-name="T11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1">-f</text:span></text:span></text:p>
          </table:table-cell>
          <table:table-cell table:style-name="Table1.A1" office:value-type="string">
            <text:p text:style-name="P8">force (no confirmation, ignore errors)</text:p>
          </table:table-cell>
          <table:table-cell table:style-name="Table1.A1" office:value-type="string">
            <text:p text:style-name="P9"><text:span text:style-name="Source_20_Text"><text:span text:style-name="T12">$ </text:span></text:span><text:span text:style-name="Source_20_Text"><text:span text:style-name="T13">rm -rf</text:span></text:span><text:span text:style-name="Source_20_Text"><text:span text:style-name="T11"> folder ❌ (Dangerous)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1">-i</text:span></text:span></text:p>
          </table:table-cell>
          <table:table-cell table:style-name="Table1.A1" office:value-type="string">
            <text:p text:style-name="P8">interactive (ask before deleting each file)</text:p>
          </table:table-cell>
          <table:table-cell table:style-name="Table1.A1" office:value-type="string">
            <text:p text:style-name="P9"><text:span text:style-name="Source_20_Text"><text:span text:style-name="T12">$ </text:span></text:span><text:span text:style-name="Source_20_Text"><text:span text:style-name="T13">rm -ri</text:span></text:span><text:span text:style-name="Source_20_Text"><text:span text:style-name="T11"> folder</text:span></text:span></text:p>
          </table:table-cell>
        </table:table-row>
      </table:table>
      <text:p text:style-name="P5"/>
      <text:p text:style-name="P5"/>
      <text:p text:style-name="P10"><text:span text:style-name="Source_20_Text"><text:span text:style-name="T1">$ </text:span></text:span><text:span text:style-name="Source_20_Text">rm -ri </text:span><text:span text:style-name="Source_20_Text"><text:span text:style-name="T8">folder</text:span></text:span><text:span text:style-name="Source_20_Text"><text:span text:style-name="T9">2 <text:s text:c="3"/><text:tab/><text:tab/><text:tab/><text:tab/>-</text:span></text:span><text:span text:style-name="Source_20_Text"><text:span text:style-name="T14">✅ </text:span></text:span><text:span text:style-name="Source_20_Text"><text:span text:style-name="T15">Safe Deletion</text:span></text:span><text:span text:style-name="Source_20_Text"><text:span text:style-name="T9">)</text:span></text:span></text:p>
      <text:p text:style-name="P11">It will ask:</text:p>
      <text:p text:style-name="P12"><text:span text:style-name="Source_20_Text"><text:span text:style-name="T16">rm: descend into directory 'folder</text:span></text:span><text:span text:style-name="Source_20_Text"><text:span text:style-name="T17">2</text:span></text:span><text:span text:style-name="Source_20_Text"><text:span text:style-name="T16">'? y</text:span></text:span></text:p>
      <text:p text:style-name="P13"><text:span text:style-name="Source_20_Text"><text:span text:style-name="T16">rm: remove regular file 'folder</text:span></text:span><text:span text:style-name="Source_20_Text"><text:span text:style-name="T17">2</text:span></text:span><text:span text:style-name="Source_20_Text"><text:span text:style-name="T16">/file1'? y</text:span></text:span></text:p>
      <text:p text:style-name="P14"/>
      <text:p text:style-name="P15"><text:span text:style-name="Source_20_Text"><text:span text:style-name="T18">$</text:span></text:span><text:span text:style-name="Source_20_Text"> sudo rm -rf / </text:span><text:span text:style-name="Source_20_Text"><text:span text:style-name="T8"><text:s/><text:tab/><text:tab/>( </text:span></text:span><text:span text:style-name="Source_20_Text"><text:span text:style-name="T19">⚠️ Danger Zone </text:span></text:span><text:span text:style-name="Source_20_Text"><text:span text:style-name="T20">&amp;&amp; <text:s/></text:span></text:span><text:span text:style-name="T21">💀</text:span><text:span text:style-name="T8"> </text:span><text:span text:style-name="Strong_20_Emphasis"><text:span text:style-name="T8">NEVER run this) </text:span></text:span><text:line-break/><text:span text:style-name="T8">It will recursively and forcefully delete everything from the root directory — basically wiping your OS.</text:span></text:p>
      <text:p text:style-name="P3">___________________________________________________________________________________________</text:p>
      <text:p text:style-name="P2"><text:span text:style-name="T7">$</text:span> stat <text:span text:style-name="T8">File_Fodler_name</text:span></text:p>
      <text:p text:style-name="P2"><text:span text:style-name="T7">$</text:span> uptime</text:p>
      <text:p text:style-name="P2"><text:span text:style-name="T7">$</text:span> nautilus  <text:span text:style-name="T8">path/path/path</text:span></text:p>
      <text:p text:style-name="P2"><text:span text:style-name="T7">$</text:span> whoami</text:p>
      <text:p text:style-name="P2"><text:span text:style-name="T7">$</text:span> exit</text:p>
      <text:p text:style-name="P2"><text:span text:style-name="T7">$</text:span> grep -r "<text:span text:style-name="T8">word_find</text:span>"  <text:span text:style-name="T8">folder/<text:tab/><text:tab/><text:tab/><text:tab/></text:span><text:span text:style-name="T22">*******************************</text:span></text:p>
      <text:p text:style-name="P16"><text:span text:style-name="T23">$</text:span><text:span text:style-name="T24"> npm install –legacy-peer-deps</text:span></text:p>
      <text:p text:style-name="P17">$ <text:span text:style-name="T25">command1</text:span><text:span text:style-name="T26"> </text:span><text:span text:style-name="T27">|</text:span><text:span text:style-name="T26"> </text:span><text:span text:style-name="T25">command2</text:span><text:span text:style-name="T26"> </text:span><text:span text:style-name="T27">|</text:span><text:span text:style-name="T26"> </text:span><text:span text:style-name="T25">command3</text:span><text:span text:style-name="T28"> <text:s/></text:span><text:span text:style-name="T29"><text:tab/><text:tab/><text:tab/></text:span><text:span text:style-name="T30">vs<text:tab/><text:tab/><text:tab/></text:span>$ <text:span text:style-name="T26">command1</text:span></text:p>
      <text:p text:style-name="P18"><text:span text:style-name="T31"><text:tab/><text:tab/><text:tab/><text:tab/><text:tab/><text:tab/><text:tab/><text:tab/><text:tab/><text:tab/><text:tab/><text:tab/><text:tab/>$ </text:span>command<text:span text:style-name="T32">2</text:span></text:p>
      <text:p text:style-name="P18"><text:span text:style-name="T33"><text:tab/><text:tab/><text:tab/><text:tab/><text:tab/><text:tab/></text:span><text:span text:style-name="T33"><text:tab/><text:tab/><text:tab/><text:tab/><text:tab/><text:tab/><text:tab/>$ </text:span><text:span text:style-name="T34">command3</text:span><text:span text:style-name="T35"> </text:span></text:p>
      <text:p text:style-name="P19"/>
      <text:p text:style-name="P19"><text:span text:style-name="Strong_20_Emphasis">Run command 2 if command 1 succeeds</text:span>:</text:p>
      <text:p text:style-name="P20"><text:span text:style-name="Source_20_Text">command1 &amp;&amp; command2</text:span></text:p>
      <text:list text:style-name="L1">
        <text:list-item>
          <text:p text:style-name="P21"><text:span text:style-name="Strong_20_Emphasis">Run command 2 if command 1 fails</text:span>:</text:p>
        </text:list-item>
      </text:list>
      <text:p text:style-name="P20"><text:span text:style-name="Source_20_Text">command1 || command2</text:span></text:p>
      <text:list text:style-name="L2">
        <text:list-item>
          <text:p text:style-name="P22"><text:span text:style-name="Strong_20_Emphasis">Run both commands sequentially, no matter the result of command 1</text:span>:</text:p>
        </text:list-item>
      </text:list>
      <text:p text:style-name="P23"><text:span text:style-name="Source_20_Text">command1; command2</text:span></text:p>
      <text:p text:style-name="P19"/>
      <text:p text:style-name="P19"/>
      <text:p text:style-name="P19"/>
      <text:p text:style-name="P19">The pipe (<text:span text:style-name="Source_20_Text">|</text:span>) is used to pass the output of one command directly as input to another, enabling the combination of simple commands for more complex tasks.</text:p>
      <text:list text:style-name="L3">
        <text:list-item>
          <text:p text:style-name="P24">You can use it for filtering, transforming, sorting, and processing data in real-time.</text:p>
        </text:list-item>
      </text:list>
      <text:p text:style-name="P19"/>
      <text:p text:style-name="P25"><text:span text:style-name="T23">$</text:span><text:span text:style-name="T24"> </text:span><text:span text:style-name="T36">tldr </text:span><text:span text:style-name="T36">command (eg. tldr tldr or tlder man)</text:span></text:p>
      <text:p text:style-name="P25"><text:span text:style-name="T7">$</text:span> man command</text:p>
      <text:p text:style-name="P25"><text:span text:style-name="T23">$</text:span><text:span text:style-name="T24"> </text:span><text:span text:style-name="T37">cat</text:span></text:p>
      <text:p text:style-name="P26"><text:span text:style-name="T7">$</text:span> <text:span text:style-name="T38">wget</text:span></text:p>
      <text:p text:style-name="P27">$<text:span text:style-name="T26"> </text:span><text:span text:style-name="T39">cp</text:span></text:p>
      <text:p text:style-name="P28"><text:span text:style-name="T31">$</text:span> <text:span text:style-name="T40">mv</text:span></text:p>
      <text:p text:style-name="P28"><text:span text:style-name="T23">$</text:span><text:span text:style-name="T24"> </text:span><text:span text:style-name="T41">find</text:span></text:p>
      <text:p text:style-name="P28"><text:span text:style-name="T23">$</text:span><text:span text:style-name="T24"> </text:span><text:span text:style-name="T42">chmod</text:span></text:p>
      <text:p text:style-name="P29"><text:span text:style-name="T43">$</text:span><text:span text:style-name="T44"> </text:span><text:span text:style-name="T45">lsblk <text:s text:c="2"/><text:tab/><text:tab/>(</text:span>Lists all block devices<text:span text:style-name="T45">)</text:span></text:p>
      <text:p text:style-name="P28"><text:span text:style-name="T23">$</text:span><text:span text:style-name="T24"> np</text:span></text:p>
      <text:p text:style-name="P28"><text:span text:style-name="T7">$</text:span> np</text:p>
      <text:p text:style-name="P30"/>
      <text:p text:style-name="P31"><text:span text:style-name="T46">$</text:span><text:span text:style-name="T2"> </text:span><text:span text:style-name="T47">nvm ls</text:span><text:span text:style-name="T48">    </text:span><text:span text:style-name="T2">         </text:span></text:p>
      <text:p text:style-name="P32">Find out which versions of Node.js you may have installed and which one of those you're currently using:</text:p>
      <text:p text:style-name="P32">$ nvm use 20.17.0</text:p>
      <text:p text:style-name="P33"/>
      <text:p text:style-name="P32"># used to broadcast important notifications or announcements to all users currently logged into the system.</text:p>
      <text:p text:style-name="P34">$ wall "we will be going down for maintenance for one hour sharply at 03:30 pm"</text:p>
      <text:p text:style-name="P33"/>
      <text:p text:style-name="P32">#combines the functionality of both the ‘uptime‘ and ‘who‘ commands,</text:p>
      <text:p text:style-name="P34"># w</text:p>
      <text:p text:style-name="P33"/>
      <text:p text:style-name="P34">___________________________Rearly Used_______________________________________</text:p>
      <text:p text:style-name="P33"/>
      <text:p text:style-name="P31"><text:span text:style-name="T49">$ nslookup google.com                                                </text:span><text:span text:style-name="T2">          </text:span><text:span text:style-name="T3"># Find the IP Address of a Website</text:span></text:p>
      <text:p text:style-name="P33"/>
      <text:p text:style-name="P34">_________________________ Ubuntu software related ________________________________</text:p>
      <text:p text:style-name="P31"><text:span text:style-name="T49">$ sudo swapoff -a                                                                                            </text:span><text:span text:style-name="T3"># swap memory off</text:span></text:p>
      <text:p text:style-name="P33"/>
      <text:p text:style-name="P33"/>
      <text:p text:style-name="P32">🧩 What is tldr?</text:p>
      <text:p text:style-name="P32"/>
      <text:p text:style-name="P32">tl;dr stands for “too long; didn’t read.”</text:p>
      <text:p text:style-name="P32">It’s a community-driven collection of simplified man pages (manuals) for common terminal commands.</text:p>
      <text:p text:style-name="P33"/>
      <text:p text:style-name="P33"/>
      <text:p text:style-name="P35">____________________________________________</text:p>
      <text:p text:style-name="P36"/>
      <text:p text:style-name="P37"># 1. Update package list</text:p>
      <text:p text:style-name="P37">sudo apt update</text:p>
      <text:p text:style-name="P37"/>
      <text:p text:style-name="P37"># 2. Install required tools (pip3 and git)</text:p>
      <text:p text:style-name="P37">sudo apt install -y python3-pip git</text:p>
      <text:p text:style-name="P37"/>
      <text:p text:style-name="P37"># 3. Install Python dependencies for the script</text:p>
      <text:p text:style-name="P37">sudo pip3 install pyudev git+https://github.com/crypto-universe/py_sg --break-system-packages</text:p>
      <text:p text:style-name="P37"/>
      <text:p text:style-name="P37"># 4. List connected drives to find your device (e.g., /dev/sdx)</text:p>
      <text:p text:style-name="P37">lsblk</text:p>
      <text:p text:style-name="P37"/>
      <text:p text:style-name="P37"># 5. Go to temporary folder</text:p>
      <text:p text:style-name="P37">cd /tmp</text:p>
      <text:p text:style-name="P37"/>
      <text:p text:style-name="P37"># 6. Download WD Passport unlock script</text:p>
      <text:p text:style-name="P37">wget https://raw.githubusercontent.com/0-duke/wdpassport-utils/master/wdpassport-utils.py -O wdpassport-utils.py</text:p>
      <text:p text:style-name="P37"/>
      <text:p text:style-name="P37"># 7. Make script executable</text:p>
      <text:p text:style-name="P37">chmod +x wdpassport-utils.py</text:p>
      <text:p text:style-name="P37"/>
      <text:p text:style-name="P37"># 8. Unlock your WD Passport drive (replace /dev/sdx* with actual device)</text:p>
      <text:p text:style-name="P37">sudo python3 /tmp/wdpassport-utils.py -u -d /dev/sdx*</text:p>
      <text:p text:style-name="P36"/>
      <text:p text:style-name="P36"/>
      <text:p text:style-name="P36">Flags used:</text:p>
      <text:list text:style-name="L4">
        <text:list-item>
          <text:p text:style-name="P38"><text:span text:style-name="Source_20_Text">-u</text:span> → unlock the drive</text:p>
        </text:list-item>
        <text:list-item>
          <text:p text:style-name="P38"><text:span text:style-name="Source_20_Text">-d /dev/sdx*</text:span> → specify the device path of your WD Passport drive</text:p>
        </text:list-item>
      </text:list>
      <text:p text:style-name="P35">____________________________________________</text:p>
      <text:p text:style-name="P39"><text:line-break/></text:p>
      <text:p text:style-name="P4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236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14T23:40:13.769904147</dc:date>
    <meta:editing-duration>PT1H32M40S</meta:editing-duration>
    <meta:editing-cycles>5</meta:editing-cycles>
    <meta:generator>LibreOffice/25.2.6.2$Linux_X86_64 LibreOffice_project/40d1a0e1d5bdf1afaeae24d9ece32bbb00fa66a4</meta:generator>
    <meta:document-statistic meta:table-count="1" meta:image-count="0" meta:object-count="0" meta:page-count="3" meta:paragraph-count="95" meta:word-count="512" meta:character-count="3624" meta:non-whitespace-character-count="2923"/>
  </office:meta>
</office:document-meta>
</file>